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draw:stroke="none" svg:stroke-color="#000000" draw:fill="none" draw:fill-color="#ffffff" fo:min-height="0.856cm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723cm"/>
    </style:style>
    <style:style style:name="gr4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1.654cm"/>
    </style:style>
    <style:style style:name="gr53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fo:min-height="1.657cm"/>
    </style:style>
    <style:style style:name="gr57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8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59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P1" style:family="paragraph">
      <style:paragraph-properties fo:text-align="center"/>
      <style:text-properties fo:font-size="20pt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8" style:family="paragraph">
      <style:paragraph-properties fo:text-align="center"/>
      <style:text-properties fo:font-size="15pt"/>
    </style:style>
    <style:style style:name="P9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0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2" style:family="paragraph">
      <style:text-properties fo:font-size="15pt"/>
    </style:style>
    <style:style style:name="P13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4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5" style:family="paragraph">
      <style:text-properties fo:font-size="20pt"/>
    </style:style>
    <style:style style:name="P16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8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21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22" style:family="paragraph">
      <style:paragraph-properties fo:text-align="center"/>
      <style:text-properties fo:font-size="15pt" style:font-size-asian="15pt" style:font-size-complex="15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style:paragraph-properties fo:text-align="start"/>
      <style:text-properties fo:font-size="15pt"/>
    </style:style>
    <style:style style:name="P26" style:family="paragraph">
      <style:paragraph-properties fo:text-align="start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style:font-size-asian="12pt"/>
    </style:style>
    <style:style style:name="P28" style:family="paragraph">
      <style:paragraph-properties fo:text-align="end"/>
    </style:style>
    <style:style style:name="P29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line-height="100%" fo:text-align="center"/>
    </style:style>
    <style:style style:name="P35" style:family="paragraph">
      <style:paragraph-properties fo:line-height="100%" fo:text-align="center"/>
      <style:text-properties fo:font-size="10.5pt" style:font-size-asian="10.5pt" style:font-size-complex="10.5pt"/>
    </style:style>
    <style:style style:name="P36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7" style:family="paragraph">
      <style:paragraph-properties fo:text-align="center"/>
      <style:text-properties fo:font-size="10.5pt" style:font-size-asian="10.5pt" style:font-size-complex="10.5pt"/>
    </style:style>
    <style:style style:name="P38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text-align="justify"/>
    </style:style>
    <style:style style:name="P40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41" style:family="paragraph">
      <style:paragraph-properties fo:text-align="start"/>
    </style:style>
    <style:style style:name="P42" style:family="paragraph">
      <style:paragraph-properties fo:text-align="center"/>
      <style:text-properties fo:font-size="22pt" style:font-size-asian="22pt" style:font-size-complex="22pt"/>
    </style:style>
    <style:style style:name="P43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44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45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6" style:family="paragraph">
      <style:paragraph-properties fo:text-align="end"/>
      <style:text-properties fo:font-style="italic" style:font-style-asian="italic" style:font-style-complex="italic"/>
    </style:style>
    <style:style style:name="P47" style:family="paragraph">
      <style:paragraph-properties fo:text-align="start"/>
      <style:text-properties fo:font-size="14pt" style:font-size-asian="14pt" style:font-size-complex="14pt"/>
    </style:style>
    <style:style style:name="P48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9" style:family="paragraph">
      <style:text-properties fo:font-size="18pt"/>
    </style:style>
    <style:style style:name="P50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51" style:family="paragraph">
      <style:paragraph-properties fo:text-align="start"/>
      <style:text-properties fo:font-size="16pt" style:font-size-asian="16pt" style:font-size-complex="16pt"/>
    </style:style>
    <style:style style:name="P52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5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4" style:family="paragraph">
      <style:text-properties fo:font-size="16pt" fo:font-weight="bold" style:font-size-asian="16pt" style:font-size-complex="18pt"/>
    </style:style>
    <style:style style:name="P55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6" style:family="paragraph"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5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6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7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8pt"/>
    </style:style>
    <style:style style:name="T3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6pt" fo:font-weight="bold" style:font-size-asian="16pt" style:font-size-complex="18pt"/>
    </style:style>
    <style:style style:name="T34" style:family="text">
      <style:text-properties fo:font-size="16pt" fo:font-style="italic" fo:font-weight="bold" style:font-size-asian="16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9.4cm" svg:height="2.3cm" svg:x="1.3cm" svg:y="1.9cm">
          <text:p text:style-name="P3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9.4cm" svg:height="11.2cm" svg:x="1.3cm" svg:y="8.5cm">
          <text:p text:style-name="P3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controls" svg:width="8.8cm" svg:height="1cm" svg:x="1.6cm" svg:y="2.9cm">
          <text:p text:style-name="P3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controls" svg:width="8.8cm" svg:height="3.7cm" svg:x="1.6cm" svg:y="9.3cm">
          <text:p text:style-name="P3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controls" svg:width="8.8cm" svg:height="6.1cm" svg:x="1.6cm" svg:y="13.3cm">
          <text:p text:style-name="P3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" draw:id="id2" draw:layer="controls" svg:width="2cm" svg:height="2cm" svg:x="16cm" svg:y="9cm">
          <text:p text:style-name="P3"><text:span text:style-name="T4">SEED</text:span></text:p>
          <text:p text:style-name="P3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" draw:id="id1" draw:layer="controls" svg:width="6cm" svg:height="1cm" svg:x="14cm" svg:y="3cm">
          <text:p text:style-name="P8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controls" draw:type="curve" svg:x1="17cm" svg:y1="4cm" svg:x2="17cm" svg:y2="9cm" draw:start-shape="id1" draw:end-shape="id2" draw:end-glue-point="0" svg:d="m17000 4000v5000" svg:viewBox="0 0 1 5001">
          <text:p text:style-name="P6"><text:span text:style-name="T5">HTTP</text:span></text:p>
          <text:p text:style-name="P6"><text:span text:style-name="T5">Request</text:span></text:p>
        </draw:connector>
        <draw:custom-shape draw:style-name="gr6" draw:text-style-name="P10" draw:layer="controls" svg:width="3.6cm" svg:height="4.6cm" svg:x="1.9cm" svg:y="14.5cm">
          <text:p text:style-name="P8"><text:span text:style-name="T6">Local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7" xml:id="id6" draw:id="id6" draw:layer="controls" svg:width="2cm" svg:height="2cm" svg:x="22cm" svg:y="17cm">
          <text:p text:style-name="P3"><text:span text:style-name="T4">SEED</text:span></text:p>
          <text:p text:style-name="P3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" draw:id="id5" draw:layer="controls" svg:width="2cm" svg:height="2cm" svg:x="26cm" svg:y="13cm">
          <text:p text:style-name="P3"><text:span text:style-name="T4">SEED</text:span></text:p>
          <text:p text:style-name="P3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controls" svg:width="2cm" svg:height="2cm" svg:x="12cm" svg:y="13cm">
          <text:p text:style-name="P3"><text:span text:style-name="T4">SEED</text:span></text:p>
          <text:p text:style-name="P3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controls" svg:width="2cm" svg:height="2cm" svg:x="16cm" svg:y="17cm">
          <text:p text:style-name="P3"><text:span text:style-name="T4">SEED</text:span></text:p>
          <text:p text:style-name="P3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" draw:id="id4" draw:layer="controls" svg:width="2cm" svg:height="2cm" svg:x="22cm" svg:y="9cm">
          <text:p text:style-name="P3"><text:span text:style-name="T4">SEED</text:span></text:p>
          <text:p text:style-name="P3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11" draw:layer="controls" draw:type="curve" svg:x1="20cm" svg:y1="3.5cm" svg:x2="24.9cm" svg:y2="3.5cm" draw:start-shape="id1" draw:end-shape="id3" svg:d="m20000 3500h4900" svg:viewBox="0 0 4901 1">
          <text:p text:style-name="P6"><text:span text:style-name="T6">Manual</text:span></text:p>
          <text:p text:style-name="P6"><text:span text:style-name="T6">Operation</text:span></text:p>
        </draw:connector>
        <draw:frame draw:style-name="gr9" draw:text-style-name="P13" draw:layer="controls" svg:width="3cm" svg:height="0.869cm" svg:x="15cm" svg:y="4.031cm">
          <draw:text-box>
            <text:p text:style-name="P12"><text:span text:style-name="T7">Shell</text:span></text:p>
          </draw:text-box>
        </draw:frame>
        <draw:frame draw:style-name="gr9" draw:text-style-name="P13" draw:layer="controls" svg:width="3cm" svg:height="0.869cm" svg:x="15cm" svg:y="8cm">
          <draw:text-box>
            <text:p text:style-name="P12"><text:span text:style-name="T7">Client</text:span></text:p>
          </draw:text-box>
        </draw:frame>
        <draw:connector draw:style-name="gr10" draw:text-style-name="P9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6"><text:span text:style-name="T5">REST</text:span></text:p>
        </draw:connector>
        <draw:frame draw:style-name="gr9" draw:text-style-name="P13" draw:layer="controls" svg:width="3cm" svg:height="0.869cm" svg:x="23cm" svg:y="4.5cm">
          <draw:text-box>
            <text:p text:style-name="P12"><text:span text:style-name="T7">Client</text:span></text:p>
          </draw:text-box>
        </draw:frame>
        <draw:frame draw:style-name="gr9" draw:text-style-name="P13" draw:layer="controls" svg:width="3.9cm" svg:height="0.869cm" svg:x="19.5cm" svg:y="8cm">
          <draw:text-box>
            <text:p text:style-name="P12"><text:span text:style-name="T7">Name Server</text:span></text:p>
          </draw:text-box>
        </draw:frame>
        <draw:connector draw:style-name="gr5" draw:text-style-name="P9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6"><text:span text:style-name="T5">REST</text:span></text:p>
        </draw:connector>
        <draw:frame draw:style-name="gr9" draw:text-style-name="P13" draw:layer="controls" svg:width="3.9cm" svg:height="0.869cm" svg:x="24cm" svg:y="12cm">
          <draw:text-box>
            <text:p text:style-name="P12"><text:span text:style-name="T7">Data Server</text:span></text:p>
          </draw:text-box>
        </draw:frame>
        <draw:connector draw:style-name="gr11" draw:text-style-name="P9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4" draw:layer="controls" svg:width="4cm" svg:height="1cm" svg:x="24cm" svg:y="18cm">
          <draw:text-box>
            <text:p text:style-name="P12"><text:span text:style-name="T5">Replication</text:span></text:p>
          </draw:text-box>
        </draw:frame>
        <draw:frame draw:style-name="gr13" draw:text-style-name="P16" draw:layer="controls" svg:width="3cm" svg:height="1.081cm" svg:x="25cm" svg:y="1.131cm">
          <draw:text-box>
            <text:p text:style-name="P15"><text:span text:style-name="T8">Users</text:span></text:p>
          </draw:text-box>
        </draw:frame>
        <draw:custom-shape draw:style-name="gr6" draw:text-style-name="P9" draw:layer="controls" svg:width="3.6cm" svg:height="2.5cm" svg:x="1.9cm" svg:y="10.3cm">
          <text:p text:style-name="P8"><text:span text:style-name="T5">Document</text:span></text:p>
          <text:p text:style-name="P8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7" draw:layer="controls" svg:width="4.3cm" svg:height="0.8cm" svg:x="5.8cm" svg:y="17.5cm">
          <text:p text:style-name="P8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7" draw:layer="controls" svg:width="4.3cm" svg:height="0.8cm" svg:x="5.8cm" svg:y="11.9cm">
          <text:p text:style-name="P8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8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7" draw:layer="controls" svg:width="4.3cm" svg:height="0.8cm" svg:x="5.8cm" svg:y="16.6cm">
          <text:p text:style-name="P8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7" draw:layer="controls" svg:width="4.3cm" svg:height="0.8cm" svg:x="5.8cm" svg:y="15.7cm">
          <text:p text:style-name="P8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7" draw:layer="controls" svg:width="4.3cm" svg:height="0.8cm" svg:x="5.8cm" svg:y="11cm">
          <text:p text:style-name="P8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4" draw:layer="controls" svg:width="9.4cm" svg:height="3.9cm" svg:x="1.3cm" svg:y="4.4cm">
          <text:p text:style-name="P3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controls" svg:width="8.8cm" svg:height="2.7cm" svg:x="1.6cm" svg:y="5.3cm">
          <text:p text:style-name="P3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controls" svg:width="3.6cm" svg:height="0.7cm" svg:x="1.9cm" svg:y="6.2cm">
          <text:p text:style-name="P8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7" draw:layer="controls" svg:width="3.6cm" svg:height="0.7cm" svg:x="1.9cm" svg:y="7.1cm">
          <text:p text:style-name="P8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5" draw:layer="controls" svg:width="9cm" svg:height="5.03cm" svg:x="1.5cm" svg:y="8.46cm">
          <text:p text:style-name="P3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controls" svg:width="15cm" svg:height="6cm" svg:x="13cm" svg:y="1cm">
          <text:p text:style-name="P19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controls" svg:width="15cm" svg:height="6cm" svg:x="13cm" svg:y="13cm">
          <text:p text:style-name="P19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3" draw:id="id13" draw:layer="controls" svg:width="2.5cm" svg:height="3cm" svg:x="21.5cm" svg:y="3cm">
          <text:p text:style-name="P8"><text:span text:style-name="T6">Triple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7" xml:id="id12" draw:id="id12" draw:layer="controls" svg:width="4cm" svg:height="1cm" svg:x="16cm" svg:y="2.2cm">
          <text:p text:style-name="P8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9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6"><text:span text:style-name="T5">Data</text:span></text:p>
        </draw:connector>
        <draw:connector draw:style-name="gr16" draw:text-style-name="P9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6"><text:span text:style-name="T5">Metadata</text:span></text:p>
        </draw:connector>
        <draw:custom-shape draw:style-name="gr6" draw:text-style-name="P17" xml:id="id14" draw:id="id14" draw:layer="controls" svg:width="4cm" svg:height="1cm" svg:x="16cm" svg:y="5.5cm">
          <text:p text:style-name="P8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xml:id="id11" draw:id="id11" draw:layer="controls" svg:width="4cm" svg:height="1cm" svg:x="16cm" svg:y="4.3cm">
          <text:p text:style-name="P3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9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9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9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21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6"><text:span text:style-name="T13">Metadata access</text:span></text:p>
        </draw:connector>
        <draw:custom-shape draw:style-name="gr18" draw:text-style-name="P6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18" draw:id="id18" draw:layer="controls" svg:width="2.5cm" svg:height="3cm" svg:x="21.5cm" svg:y="15cm">
          <text:p text:style-name="P8"><text:span text:style-name="T6">Triple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7" xml:id="id17" draw:id="id17" draw:layer="controls" svg:width="4cm" svg:height="1cm" svg:x="16cm" svg:y="14.2cm">
          <text:p text:style-name="P8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7" xml:id="id19" draw:id="id19" draw:layer="controls" svg:width="4cm" svg:height="1cm" svg:x="16cm" svg:y="17.5cm">
          <text:p text:style-name="P8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xml:id="id16" draw:id="id16" draw:layer="controls" svg:width="4cm" svg:height="1cm" svg:x="16cm" svg:y="16.3cm">
          <text:p text:style-name="P3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9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9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9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6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xml:id="id10" draw:id="id10" draw:layer="controls" svg:width="2cm" svg:height="1cm" draw:transform="rotate (1.5707963267949) translate (14cm 5cm)">
          <text:p text:style-name="P3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9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9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10" draw:layer="controls" svg:width="2.9cm" svg:height="4.7cm" svg:x="24.6cm" svg:y="2cm">
          <text:p text:style-name="P8"><text:span text:style-name="T6">Chunk</text:span></text:p>
          <text:p text:style-name="P8"><text:span text:style-name="T6">File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0" xml:id="id25" draw:id="id25" draw:layer="controls" svg:width="2.9cm" svg:height="4.7cm" svg:x="24.6cm" svg:y="14cm">
          <text:p text:style-name="P8"><text:span text:style-name="T6">Chunk</text:span></text:p>
          <text:p text:style-name="P8"><text:span text:style-name="T6">File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8" draw:id="id8" draw:layer="controls" svg:width="4cm" svg:height="2cm" draw:transform="rotate (1.5707963267949) translate (13.5cm 18.36cm)">
          <text:p text:style-name="P3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22" xml:id="id9" draw:id="id9" draw:layer="controls" svg:width="4cm" svg:height="1cm" svg:x="6cm" svg:y="9.5cm">
          <text:p text:style-name="P8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0" draw:layer="controls" svg:width="15cm" svg:height="6cm" svg:x="13cm" svg:y="7cm">
          <text:p text:style-name="P19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22" draw:id="id22" draw:layer="controls" svg:width="2.5cm" svg:height="3cm" svg:x="21.5cm" svg:y="9cm">
          <text:p text:style-name="P8"><text:span text:style-name="T6">Triple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7" xml:id="id21" draw:id="id21" draw:layer="controls" svg:width="4cm" svg:height="1cm" svg:x="16cm" svg:y="8.2cm">
          <text:p text:style-name="P8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7" xml:id="id23" draw:id="id23" draw:layer="controls" svg:width="4cm" svg:height="1cm" svg:x="16cm" svg:y="11.5cm">
          <text:p text:style-name="P8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xml:id="id20" draw:id="id20" draw:layer="controls" svg:width="4cm" svg:height="1cm" svg:x="16cm" svg:y="10.3cm">
          <text:p text:style-name="P3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9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9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9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6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9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6"><text:span text:style-name="T5">Metadata</text:span></text:p>
          <text:p text:style-name="P6"><text:span text:style-name="T5"/></text:p>
        </draw:connector>
        <draw:custom-shape draw:style-name="gr6" draw:text-style-name="P3" xml:id="id24" draw:id="id24" draw:layer="controls" svg:width="2cm" svg:height="1cm" draw:transform="rotate (1.5707963267949) translate (14cm 11cm)">
          <text:p text:style-name="P3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9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9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10" draw:layer="controls" svg:width="2.9cm" svg:height="4.7cm" svg:x="24.6cm" svg:y="8cm">
          <text:p text:style-name="P8"><text:span text:style-name="T6">Chunk</text:span></text:p>
          <text:p text:style-name="P8"><text:span text:style-name="T6">File</text:span></text:p>
          <text:p text:style-name="P8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4" draw:layer="controls" svg:width="7.7cm" svg:height="2.5cm" draw:transform="rotate (1.5707963267949) translate (24.8cm 14.5cm)">
          <text:p text:style-name="P23"><text:span text:style-name="T14">Cascaded Data</text:span></text:p>
          <text:p text:style-name="P23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xml:id="id15" draw:id="id15" draw:layer="controls" svg:width="3cm" svg:height="1cm" svg:x="2cm" svg:y="9.5cm">
          <text:p text:style-name="P3">AP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6" xml:id="id7" draw:id="id7" draw:layer="controls" svg:width="8cm" svg:height="1cm" svg:x="2cm" svg:y="12cm">
          <text:p text:style-name="P25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4" draw:layer="controls" svg:width="1.5cm" svg:height="0.5cm" svg:x="5.5cm" svg:y="12.3cm">
          <text:p text:style-name="P23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4" draw:layer="controls" svg:width="1.5cm" svg:height="0.5cm" svg:x="8.3cm" svg:y="12.3cm">
          <text:p text:style-name="P23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4" draw:layer="controls" svg:width="1.3cm" svg:height="0.5cm" svg:x="7cm" svg:y="12.3cm">
          <text:p text:style-name="P27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6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6"><text:span text:style-name="T1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6" xml:id="id26" draw:id="id26" draw:layer="controls" svg:width="3cm" svg:height="1cm" svg:x="5cm" svg:y="12cm">
          <text:p text:style-name="P6">uuid</text:p>
          <text:p text:style-name="P28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7" draw:id="id27" draw:layer="controls" svg:width="3cm" svg:height="1cm" svg:x="5cm" svg:y="8cm">
          <text:p text:style-name="P6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9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6"><text:span text:style-name="T17">is</text:span></text:p>
        </draw:connector>
        <draw:custom-shape draw:style-name="gr23" draw:text-style-name="P6" xml:id="id29" draw:id="id29" draw:layer="controls" svg:width="3cm" svg:height="1cm" svg:x="13cm" svg:y="8cm"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9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6"><text:span text:style-name="T17">is</text:span></text:p>
        </draw:connector>
        <draw:custom-shape draw:style-name="gr3" draw:text-style-name="P6" xml:id="id28" draw:id="id28" draw:layer="controls" svg:width="3cm" svg:height="1cm" svg:x="13cm" svg:y="12cm">
          <text:p text:style-name="P6">uuid</text:p>
          <text:p text:style-name="P28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9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6"><text:span text:style-name="T17">is</text:span></text:p>
        </draw:connector>
        <draw:connector draw:style-name="gr25" draw:text-style-name="P29" draw:layer="controls" draw:type="curve" svg:x1="8cm" svg:y1="12.5cm" svg:x2="13cm" svg:y2="12.5cm" draw:start-shape="id26" draw:start-glue-point="7" draw:end-shape="id28" svg:d="m8000 12500h5000" svg:viewBox="0 0 5001 1">
          <text:p text:style-name="P6"><text:span text:style-name="T17">contain</text:span></text:p>
        </draw:connector>
        <draw:custom-shape draw:style-name="gr3" draw:text-style-name="P30" xml:id="id30" draw:id="id30" draw:layer="controls" svg:width="3cm" svg:height="1cm" svg:x="12cm" svg:y="14.5cm">
          <text:p text:style-name="P6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6"><text:span text:style-name="T17">name</text:span></text:p>
        </draw:connector>
        <draw:custom-shape draw:style-name="gr21" draw:text-style-name="P6" draw:layer="controls" svg:width="3cm" svg:height="1cm" svg:x="13cm" svg:y="4cm">
          <text:p text:style-name="P6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6" draw:layer="controls" svg:x1="2cm" svg:y1="11cm" svg:x2="28cm" svg:y2="11cm">
          <text:p/>
        </draw:line>
        <draw:connector draw:style-name="gr28" draw:text-style-name="P9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6"><text:span text:style-name="T17">contain</text:span></text:p>
        </draw:connector>
        <draw:frame draw:style-name="gr29" draw:text-style-name="P31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31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30" xml:id="id37" draw:id="id37" draw:layer="controls" svg:width="3cm" svg:height="1cm" svg:x="13cm" svg:y="4cm">
          <text:p text:style-name="P6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6"><text:span text:style-name="T17">name</text:span></text:p>
        </draw:connector>
        <draw:connector draw:style-name="gr26" draw:text-style-name="P29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6"><text:span text:style-name="T17">name</text:span></text:p>
        </draw:connector>
        <draw:custom-shape draw:style-name="gr3" draw:text-style-name="P32" xml:id="id31" draw:id="id31" draw:layer="layout" svg:width="3cm" svg:height="1cm" svg:x="4cm" svg:y="14.5cm">
          <text:p text:style-name="P6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32" draw:id="id32" draw:layer="layout" svg:width="3cm" svg:height="1cm" svg:x="9cm" svg:y="16cm">
          <text:p text:style-name="P6">uuid</text:p>
          <text:p text:style-name="P28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0" xml:id="id33" draw:id="id33" draw:layer="layout" svg:width="3cm" svg:height="1cm" svg:x="8cm" svg:y="18.5cm">
          <text:p text:style-name="P6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9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6"><text:span text:style-name="T17">is</text:span></text:p>
        </draw:connector>
        <draw:connector draw:style-name="gr25" draw:text-style-name="P9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6"><text:span text:style-name="T5">contain</text:span></text:p>
        </draw:connector>
        <draw:connector draw:style-name="gr22" draw:text-style-name="P29" draw:layer="controls" draw:type="curve" svg:x1="18.5cm" svg:y1="16cm" svg:x2="14.5cm" svg:y2="9cm" draw:start-shape="id34" draw:start-glue-point="4" svg:d="m18500 16000c0-5625-4000-2125-4000-7000" svg:viewBox="0 0 4001 7001">
          <text:p text:style-name="P6"><text:span text:style-name="T17">is</text:span></text:p>
        </draw:connector>
        <draw:custom-shape draw:style-name="gr3" draw:text-style-name="P6" xml:id="id34" draw:id="id34" draw:layer="controls" svg:width="3cm" svg:height="1cm" svg:x="17cm" svg:y="16cm">
          <text:p text:style-name="P6">uuid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9" draw:layer="controls" draw:type="curve" svg:x1="12cm" svg:y1="16.5cm" svg:x2="17cm" svg:y2="16.5cm" draw:start-shape="id32" draw:start-glue-point="7" draw:end-shape="id34" svg:d="m12000 16500h5000" svg:viewBox="0 0 5001 1">
          <text:p text:style-name="P6"><text:span text:style-name="T17">contain</text:span></text:p>
        </draw:connector>
        <draw:connector draw:style-name="gr26" draw:text-style-name="P29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6"><text:span text:style-name="T17">name</text:span></text:p>
        </draw:connector>
        <draw:custom-shape draw:style-name="gr3" draw:text-style-name="P30" xml:id="id35" draw:id="id35" draw:layer="controls" svg:width="3cm" svg:height="1cm" svg:x="16cm" svg:y="18.5cm">
          <text:p text:style-name="P6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38" draw:id="id38" draw:layer="controls" svg:width="3cm" svg:height="1cm" svg:x="17cm" svg:y="4cm">
          <text:p text:style-name="P6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36" draw:id="id36" draw:layer="controls" svg:width="3cm" svg:height="1cm" svg:x="21cm" svg:y="4cm">
          <text:p text:style-name="P6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39" draw:id="id39" draw:layer="controls" svg:width="3cm" svg:height="1cm" svg:x="25cm" svg:y="4cm">
          <text:p text:style-name="P6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33" draw:layer="controls" draw:type="line" svg:x1="16cm" svg:y1="8.5cm" svg:x2="22.5cm" svg:y2="5cm" draw:start-shape="id29" draw:end-shape="id36" draw:end-glue-point="6" svg:d="m16000 8500 6500-3500" svg:viewBox="0 0 6501 3501">
          <text:p text:style-name="P6"><text:span text:style-name="T17">atime</text:span></text:p>
          <text:p text:style-name="P6"><text:span text:style-name="T17">mtime</text:span></text:p>
          <text:p text:style-name="P6"><text:span text:style-name="T17">ctime</text:span></text:p>
        </draw:connector>
        <draw:connector draw:style-name="gr30" draw:text-style-name="P33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6"><text:span text:style-name="T17">name</text:span></text:p>
        </draw:connector>
        <draw:connector draw:style-name="gr30" draw:text-style-name="P33" draw:layer="controls" draw:type="line" svg:x1="16cm" svg:y1="8.5cm" svg:x2="18.5cm" svg:y2="5cm" draw:start-shape="id29" draw:end-shape="id38" draw:end-glue-point="6" svg:d="m16000 8500 2500-3500" svg:viewBox="0 0 2501 3501">
          <text:p text:style-name="P6"><text:span text:style-name="T17">mode</text:span></text:p>
        </draw:connector>
        <draw:connector draw:style-name="gr30" draw:text-style-name="P33" draw:layer="controls" draw:type="line" svg:x1="16cm" svg:y1="8.5cm" svg:x2="26.5cm" svg:y2="5cm" draw:start-shape="id29" draw:end-shape="id39" draw:end-glue-point="6" svg:d="m16000 8500 10500-3500" svg:viewBox="0 0 10501 3501">
          <text:p text:style-name="P6"><text:span text:style-name="T17">size</text:span></text:p>
        </draw:connector>
        <draw:custom-shape draw:style-name="gr21" draw:text-style-name="P30" xml:id="id40" draw:id="id40" draw:layer="controls" svg:width="3cm" svg:height="1cm" svg:x="25cm" svg:y="7cm">
          <text:p text:style-name="P6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33" draw:layer="controls" draw:type="line" svg:x1="16cm" svg:y1="8.5cm" svg:x2="25cm" svg:y2="7.5cm" draw:start-shape="id29" draw:end-shape="id40" svg:d="m16000 8500 9000-1000" svg:viewBox="0 0 9001 1001">
          <text:p text:style-name="P6"><text:span text:style-name="T17">owner</text:span></text:p>
        </draw:connector>
        <draw:frame draw:style-name="gr31" draw:text-style-name="P35" draw:layer="controls" svg:width="3cm" svg:height="1.073cm" svg:x="21cm" svg:y="2.9cm">
          <draw:text-box>
            <text:p text:style-name="P34"><text:span text:style-name="T21">BBF81E00</text:span></text:p>
            <text:p text:style-name="P34"><text:span text:style-name="T21">= 100 years</text:span></text:p>
          </draw:text-box>
        </draw:frame>
        <draw:frame draw:style-name="gr31" draw:text-style-name="P36" draw:layer="controls" svg:width="3cm" svg:height="1.073cm" svg:x="17cm" svg:y="2.9cm">
          <draw:text-box>
            <text:p text:style-name="P6"><text:span text:style-name="T22">drwxrwxrwx </text:span></text:p>
            <text:p text:style-name="P6"><text:span text:style-name="T22">10 (16)bit</text:span></text:p>
          </draw:text-box>
        </draw:frame>
        <draw:custom-shape draw:style-name="gr21" draw:text-style-name="P30" xml:id="id41" draw:id="id41" draw:layer="controls" svg:width="3cm" svg:height="1cm" svg:x="25cm" svg:y="8cm">
          <text:p text:style-name="P6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33" draw:layer="controls" draw:type="line" svg:x1="16cm" svg:y1="8.5cm" svg:x2="25cm" svg:y2="8.5cm" draw:start-shape="id29" draw:start-glue-point="7" draw:end-shape="id41" svg:d="m16000 8500h9000" svg:viewBox="0 0 9001 1">
          <text:p text:style-name="P6"><text:span text:style-name="T17">group</text:span></text:p>
        </draw:connector>
        <draw:frame draw:style-name="gr31" draw:text-style-name="P36" draw:layer="controls" svg:width="3cm" svg:height="1.073cm" svg:x="13cm" svg:y="2.9cm">
          <draw:text-box>
            <text:p text:style-name="P6"><text:span text:style-name="T22">Maximum length 64B</text:span></text:p>
          </draw:text-box>
        </draw:frame>
        <draw:frame draw:style-name="gr12" draw:text-style-name="P35" draw:layer="controls" svg:width="3cm" svg:height="1cm" svg:x="25cm" svg:y="6cm">
          <draw:text-box>
            <text:p text:style-name="P34"><text:span text:style-name="T21">uuid 128 bit * 2</text:span></text:p>
          </draw:text-box>
        </draw:frame>
        <draw:frame draw:style-name="gr31" draw:text-style-name="P36" draw:layer="controls" svg:width="3cm" svg:height="1.073cm" svg:x="25cm" svg:y="2.9cm">
          <draw:text-box>
            <text:p text:style-name="P6"><text:span text:style-name="T22">Maximum length 16MB</text:span></text:p>
          </draw:text-box>
        </draw:frame>
        <draw:custom-shape draw:style-name="gr21" draw:text-style-name="P30" draw:layer="controls" svg:width="3cm" svg:height="1cm" svg:x="25cm" svg:y="2cm">
          <text:p text:style-name="P6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36" draw:layer="controls" svg:width="4cm" svg:height="1.085cm" svg:x="24.5cm" svg:y="1.027cm">
          <draw:text-box>
            <text:p text:style-name="P6"><text:span text:style-name="T22">Composite size</text:span></text:p>
            <text:p text:style-name="P6"><text:span text:style-name="T22">4 GB / 16 EB</text:span></text:p>
          </draw:text-box>
        </draw:frame>
        <draw:custom-shape draw:style-name="gr21" draw:text-style-name="P37" xml:id="id42" draw:id="id42" draw:layer="controls" svg:width="3cm" svg:height="1cm" svg:x="5cm" svg:y="5cm">
          <text:p text:style-name="P6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9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6"><text:span text:style-name="T17"/></text:p>
          <text:p text:style-name="P6"><text:span text:style-name="T17"/></text:p>
          <text:p text:style-name="P6"><text:span text:style-name="T17"/></text:p>
          <text:p text:style-name="P6"><text:span text:style-name="T17">is</text:span></text:p>
        </draw:connector>
        <draw:custom-shape draw:style-name="gr33" draw:text-style-name="P6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8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6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30" draw:layer="controls" svg:width="3cm" svg:height="1cm" svg:x="25cm" svg:y="8cm">
          <text:p text:style-name="P6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draw:layer="layout" svg:width="3cm" svg:height="1cm" svg:x="13cm" svg:y="2cm">
          <text:p text:style-name="P6"><text:span text:style-name="T18">String </text:span><text:span text:style-name="T20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5" draw:text-style-name="P36" draw:layer="controls" svg:width="5cm" svg:height="1.106cm" svg:x="12cm" svg:y="1cm">
          <draw:text-box>
            <text:p text:style-name="P6"><text:span text:style-name="T22">Query on full path must be handled differently</text:span></text:p>
          </draw:text-box>
        </draw:frame>
        <draw:custom-shape draw:style-name="gr21" draw:text-style-name="P37" xml:id="id44" draw:id="id44" draw:layer="controls" svg:width="3cm" svg:height="1cm" svg:x="5cm" svg:y="2cm">
          <text:p text:style-name="P6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9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6"><text:span text:style-name="T17">is</text:span></text:p>
        </draw:connector>
        <draw:connector draw:style-name="gr36" draw:text-style-name="P40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9"><text:span text:style-name="T24">stripe,</text:span></text:p>
          <text:p text:style-name="P39"><text:span text:style-name="T24">replicate,</text:span></text:p>
          <text:p text:style-name="P39"><text:span text:style-name="T24">redundancy</text:span></text:p>
        </draw:connector>
        <draw:connector draw:style-name="gr37" draw:text-style-name="P6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6"><text:span text:style-name="T25">Name ...</text:span></text:p>
        </draw:connector>
        <draw:connector draw:style-name="gr37" draw:text-style-name="P6" draw:layer="layout" draw:type="line" svg:x1="8cm" svg:y1="5.5cm" svg:x2="13cm" svg:y2="4.5cm" draw:start-shape="id42" draw:start-glue-point="7" draw:end-shape="id37" svg:d="m8000 5500 5000-1000" svg:viewBox="0 0 5001 1001">
          <text:p text:style-name="P6"><text:span text:style-name="T25">Name ...</text:span></text:p>
        </draw:connector>
        <draw:connector draw:style-name="gr37" draw:text-style-name="P6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6"><text:span text:style-name="T25">Name ...</text:span></text:p>
        </draw:connector>
      </draw:page>
      <draw:page draw:name="page4" draw:style-name="dp1" draw:master-page-name="默认">
        <draw:custom-shape draw:style-name="gr3" draw:text-style-name="P6" xml:id="id45" draw:id="id45" draw:layer="controls" svg:width="3cm" svg:height="1cm" svg:x="20cm" svg:y="3cm"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6" draw:id="id46" draw:layer="controls" svg:width="3cm" svg:height="1cm" svg:x="20cm" svg:y="7cm">
          <text:p text:style-name="P41"><text:span text:style-name="T21">Composit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42" draw:layer="controls" draw:type="line" svg:x1="21.5cm" svg:y1="4cm" svg:x2="21.5cm" svg:y2="7cm" draw:start-shape="id45" draw:start-glue-point="6" draw:end-shape="id46" draw:end-glue-point="4" svg:d="m21500 4000v3000" svg:viewBox="0 0 1 3001">
          <text:p text:style-name="P6"><text:span text:style-name="T26">split</text:span></text:p>
        </draw:connector>
        <draw:custom-shape draw:style-name="gr3" draw:text-style-name="P6" xml:id="id59" draw:id="id59" draw:layer="controls" svg:width="3cm" svg:height="1cm" svg:x="20cm" svg:y="10cm">
          <text:p text:style-name="P41"><text:span text:style-name="T21">Simpl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1" draw:id="id51" draw:layer="controls" svg:width="3cm" svg:height="1cm" svg:x="16cm" svg:y="10cm">
          <text:p text:style-name="P41"><text:span text:style-name="T21">Simpl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8" draw:id="id58" draw:layer="controls" svg:width="3cm" svg:height="1cm" svg:x="24cm" svg:y="10cm">
          <text:p text:style-name="P41"><text:span text:style-name="T21">Simpl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47" draw:id="id47" draw:layer="controls" svg:width="3cm" svg:height="1cm" svg:x="4cm" svg:y="13cm">
          <text:p text:style-name="P6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9" draw:layer="controls" svg:x1="5.5cm" svg:y1="14cm" svg:x2="5.5cm" svg:y2="16cm" draw:start-shape="id47" draw:start-glue-point="6" draw:end-shape="id48" draw:end-glue-point="4" svg:d="m5500 14000v2000" svg:viewBox="0 0 1 2001">
          <text:p text:style-name="P6"><text:span text:style-name="T17">contain</text:span></text:p>
        </draw:connector>
        <draw:custom-shape draw:style-name="gr40" draw:text-style-name="P6" xml:id="id48" draw:id="id48" draw:layer="controls" svg:width="3cm" svg:height="1cm" svg:x="4cm" svg:y="16cm">
          <text:p text:style-name="P6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" xml:id="id52" draw:id="id52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50" draw:id="id50" draw:layer="controls" svg:width="3cm" svg:height="1cm" svg:x="4cm" svg:y="3cm"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49" draw:id="id49" draw:layer="controls" svg:width="3cm" svg:height="1cm" svg:x="10cm" svg:y="7cm">
          <text:p text:style-name="P6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1" draw:text-style-name="P43" draw:layer="controls" draw:type="curve" svg:x1="10cm" svg:y1="7.5cm" svg:x2="7cm" svg:y2="3.5cm" draw:start-shape="id49" draw:start-glue-point="3" draw:end-shape="id50" draw:end-glue-point="7" svg:d="m10000 7500c-2248 0-749-4000-3000-4000" svg:viewBox="0 0 3001 4001">
          <text:p text:style-name="P6"><text:span text:style-name="T27">assign</text:span></text:p>
        </draw:connector>
        <draw:connector draw:style-name="gr41" draw:text-style-name="P43" draw:layer="controls" draw:type="curve" svg:x1="13cm" svg:y1="7.5cm" svg:x2="20cm" svg:y2="3.5cm" draw:start-shape="id49" draw:start-glue-point="1" draw:end-shape="id45" draw:end-glue-point="5" svg:d="m13000 7500c5251 0 1752-4000 7000-4000" svg:viewBox="0 0 7001 4001">
          <text:p text:style-name="P6"><text:span text:style-name="T27">assign</text:span></text:p>
        </draw:connector>
        <draw:connector draw:style-name="gr41" draw:text-style-name="P43" draw:layer="controls" draw:type="curve" svg:x1="10cm" svg:y1="7.5cm" svg:x2="7cm" svg:y2="13.5cm" draw:start-shape="id49" draw:start-glue-point="3" draw:end-shape="id47" draw:end-glue-point="7" svg:d="m10000 7500c-2248 0-749 6000-3000 6000" svg:viewBox="0 0 3001 6001">
          <text:p text:style-name="P6"><text:span text:style-name="T27">assign</text:span></text:p>
        </draw:connector>
        <draw:connector draw:style-name="gr41" draw:text-style-name="P43" draw:layer="controls" draw:type="curve" svg:x1="13cm" svg:y1="7.5cm" svg:x2="20cm" svg:y2="7.5cm" draw:start-shape="id49" draw:start-glue-point="1" draw:end-shape="id46" draw:end-glue-point="5" svg:d="m13000 7500h7000" svg:viewBox="0 0 7001 1">
          <text:p text:style-name="P6"><text:span text:style-name="T27">assign</text:span></text:p>
        </draw:connector>
        <draw:connector draw:style-name="gr41" draw:text-style-name="P43" draw:layer="controls" draw:type="curve" svg:x1="13cm" svg:y1="7.5cm" svg:x2="16cm" svg:y2="10.5cm" draw:start-shape="id49" draw:start-glue-point="1" draw:end-shape="id51" draw:end-glue-point="5" svg:d="m13000 7500c2251 0 752 3000 3000 3000" svg:viewBox="0 0 3001 3001">
          <text:p text:style-name="P6"><text:span text:style-name="T27">assign</text:span></text:p>
        </draw:connector>
        <draw:custom-shape draw:style-name="gr42" draw:text-style-name="P6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6" xml:id="id54" draw:id="id54" draw:layer="controls" svg:width="3cm" svg:height="1cm" svg:x="20cm" svg:y="13cm">
          <text:p text:style-name="P6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5" draw:id="id55" draw:layer="controls" svg:width="3cm" svg:height="1cm" svg:x="20cm" svg:y="16cm"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6" draw:id="id56" draw:layer="controls" svg:width="3cm" svg:height="1cm" svg:x="16cm" svg:y="16cm"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7" draw:id="id57" draw:layer="controls" svg:width="3cm" svg:height="1cm" svg:x="24cm" svg:y="16cm"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6" xml:id="id53" draw:id="id53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8" draw:text-style-name="P42" draw:layer="controls" draw:type="line" svg:x1="7.5cm" svg:y1="15cm" svg:x2="15.5cm" svg:y2="15cm" draw:start-shape="id52" draw:start-glue-point="1" draw:end-shape="id53" draw:end-glue-point="3" svg:d="m7500 15000h8000" svg:viewBox="0 0 8001 1">
          <text:p text:style-name="P6"><text:span text:style-name="T26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3" draw:text-style-name="P44" draw:layer="controls" svg:x1="5.5cm" svg:y1="3cm" svg:x2="21.5cm" svg:y2="3cm" draw:start-shape="id50" draw:start-glue-point="4" draw:end-shape="id45" draw:end-glue-point="4" svg:d="m5500 3000v-501h16000v501" svg:viewBox="0 0 16001 502">
          <text:p text:style-name="P6"><text:span text:style-name="T26">grow</text:span></text:p>
        </draw:connector>
        <draw:connector draw:style-name="gr30" draw:text-style-name="P6" draw:layer="layout" svg:x1="21.5cm" svg:y1="14cm" svg:x2="21.5cm" svg:y2="16cm" draw:start-shape="id54" draw:start-glue-point="6" draw:end-shape="id55" draw:end-glue-point="4" svg:d="m21500 14000v2000" svg:viewBox="0 0 1 2001">
          <text:p text:style-name="P6"><text:span text:style-name="T17">Contain</text:span></text:p>
          <text:p text:style-name="P6"><text:span text:style-name="T17"/></text:p>
        </draw:connector>
        <draw:connector draw:style-name="gr44" draw:text-style-name="P6" draw:layer="layout" svg:x1="21.5cm" svg:y1="14cm" svg:x2="17.5cm" svg:y2="16cm" draw:start-shape="id54" draw:start-glue-point="6" draw:end-shape="id56" draw:end-glue-point="4" svg:d="m21500 14000v1001h-4000v999" svg:viewBox="0 0 4001 2001">
          <text:p/>
        </draw:connector>
        <draw:connector draw:style-name="gr44" draw:text-style-name="P6" draw:layer="layout" svg:x1="21.5cm" svg:y1="14cm" svg:x2="25.5cm" svg:y2="16cm" draw:start-shape="id54" draw:start-glue-point="6" draw:end-shape="id57" draw:end-glue-point="4" svg:d="m21500 14000v1001h4000v999" svg:viewBox="0 0 4001 2001">
          <text:p/>
        </draw:connector>
        <draw:connector draw:style-name="gr44" draw:text-style-name="P6" draw:layer="layout" svg:x1="21.5cm" svg:y1="8cm" svg:x2="17.5cm" svg:y2="10cm" draw:start-shape="id46" draw:start-glue-point="6" draw:end-shape="id51" draw:end-glue-point="4" svg:d="m21500 8000v1027h-4000v973" svg:viewBox="0 0 4001 2001">
          <text:p/>
        </draw:connector>
        <draw:connector draw:style-name="gr44" draw:text-style-name="P6" draw:layer="layout" svg:x1="21.5cm" svg:y1="8cm" svg:x2="25.5cm" svg:y2="10cm" draw:start-shape="id46" draw:start-glue-point="6" draw:end-shape="id58" draw:end-glue-point="4" svg:d="m21500 8000v1027h4000v973" svg:viewBox="0 0 4001 2001">
          <text:p/>
        </draw:connector>
        <draw:connector draw:style-name="gr30" draw:text-style-name="P6" draw:layer="layout" svg:x1="21.5cm" svg:y1="8cm" svg:x2="21.5cm" svg:y2="10cm" draw:start-shape="id46" draw:start-glue-point="6" draw:end-shape="id59" draw:end-glue-point="4" svg:d="m21500 8000v2000" svg:viewBox="0 0 1 2001">
          <text:p text:style-name="P6"><text:span text:style-name="T17">stripe, replicate, redundancy</text:span></text:p>
          <text:p text:style-name="P6"><text:span text:style-name="T17"/></text:p>
        </draw:connector>
      </draw:page>
      <draw:page draw:name="page5" draw:style-name="dp1" draw:master-page-name="默认">
        <draw:custom-shape draw:style-name="gr3" draw:text-style-name="P32" xml:id="id61" draw:id="id61" draw:layer="controls" svg:width="3cm" svg:height="1cm" svg:x="8cm" svg:y="2cm">
          <text:p text:style-name="P6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6" xml:id="id60" draw:id="id60" draw:layer="controls" svg:width="3cm" svg:height="1cm" svg:x="2cm" svg:y="2cm">
          <text:p text:style-name="P6">uuid</text:p>
          <text:p text:style-name="P28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controls" draw:type="curve" svg:x1="5cm" svg:y1="2.5cm" svg:x2="8cm" svg:y2="2.5cm" draw:start-shape="id60" draw:start-glue-point="7" draw:end-shape="id61" draw:end-glue-point="5" svg:d="m5000 2500h3000" svg:viewBox="0 0 3001 1">
          <text:p text:style-name="P6"><text:span text:style-name="T17">name</text:span></text:p>
        </draw:connector>
        <draw:custom-shape draw:style-name="gr45" draw:text-style-name="P6" xml:id="id64" draw:id="id64" draw:layer="controls" svg:width="3cm" svg:height="1cm" svg:x="5cm" svg:y="4cm">
          <text:p text:style-name="P6">uuid</text:p>
          <text:p text:style-name="P28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6" xml:id="id62" draw:id="id62" draw:layer="controls" svg:width="3cm" svg:height="1cm" svg:x="5cm" svg:y="10cm">
          <text:p text:style-name="P6">uuid</text:p>
          <text:p text:style-name="P28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63" draw:id="id63" draw:layer="controls" svg:width="3cm" svg:height="1cm" svg:x="5cm" svg:y="16cm">
          <text:p text:style-name="P6">uuid</text:p>
          <text:p text:style-name="P28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3.5cm" svg:y1="3cm" svg:x2="5cm" svg:y2="10.5cm" draw:start-shape="id60" draw:start-glue-point="6" draw:end-shape="id62" draw:end-glue-point="5" svg:d="m3500 3000v7500h1500" svg:viewBox="0 0 1501 7501">
          <text:p/>
        </draw:connector>
        <draw:connector draw:style-name="gr46" draw:text-style-name="P33" draw:layer="controls" svg:x1="3.5cm" svg:y1="3cm" svg:x2="5cm" svg:y2="16.5cm" draw:start-shape="id60" draw:start-glue-point="6" draw:end-shape="id63" draw:end-glue-point="5" svg:d="m3500 3000v13500h1500" svg:viewBox="0 0 1501 13501">
          <text:p/>
        </draw:connector>
        <draw:connector draw:style-name="gr47" draw:text-style-name="P33" draw:layer="controls" svg:x1="3.5cm" svg:y1="3cm" svg:x2="5cm" svg:y2="4.5cm" draw:start-shape="id60" draw:start-glue-point="6" draw:end-shape="id64" draw:end-glue-point="5" svg:d="m3500 3000v1500h1500" svg:viewBox="0 0 1501 1501">
          <text:p text:style-name="P6"><text:span text:style-name="T17">contain</text:span></text:p>
        </draw:connector>
        <draw:custom-shape draw:style-name="gr3" draw:text-style-name="P6" xml:id="id65" draw:id="id65" draw:layer="controls" svg:width="3cm" svg:height="1cm" svg:x="8cm" svg:y="6cm">
          <text:p text:style-name="P6">uuid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6.5cm" svg:y1="5cm" svg:x2="8cm" svg:y2="6.5cm" draw:start-shape="id64" draw:end-shape="id65" draw:end-glue-point="5" svg:d="m6500 5000v1500h1500" svg:viewBox="0 0 1501 1501">
          <text:p/>
        </draw:connector>
        <draw:custom-shape draw:style-name="gr3" draw:text-style-name="P6" xml:id="id66" draw:id="id66" draw:layer="controls" svg:width="3cm" svg:height="1cm" svg:x="8cm" svg:y="8cm">
          <text:p text:style-name="P6">uuid</text:p>
          <text:p text:style-name="P28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33" draw:layer="controls" svg:x1="6.5cm" svg:y1="5cm" svg:x2="8cm" svg:y2="8.5cm" draw:start-shape="id64" draw:start-glue-point="2" draw:end-shape="id66" draw:end-glue-point="5" svg:d="m6500 5000v3500h1500" svg:viewBox="0 0 1501 3501">
          <text:p text:style-name="P6"><text:span text:style-name="T17">contain</text:span></text:p>
        </draw:connector>
        <draw:custom-shape draw:style-name="gr45" draw:text-style-name="P6" xml:id="id67" draw:id="id67" draw:layer="controls" svg:width="3cm" svg:height="1cm" svg:x="8cm" svg:y="12cm">
          <text:p text:style-name="P6">uuid</text:p>
          <text:p text:style-name="P28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6.5cm" svg:y1="11cm" svg:x2="8cm" svg:y2="12.5cm" draw:start-shape="id62" draw:start-glue-point="6" draw:end-shape="id67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6" xml:id="id68" draw:id="id68" draw:layer="controls" svg:width="3cm" svg:height="1cm" svg:x="8cm" svg:y="14cm">
          <text:p text:style-name="P6">uuid</text:p>
          <text:p text:style-name="P28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33" draw:layer="controls" svg:x1="6.5cm" svg:y1="11cm" svg:x2="8cm" svg:y2="14.5cm" draw:start-shape="id62" draw:start-glue-point="2" draw:end-shape="id68" draw:end-glue-point="5" svg:d="m6500 11000v3500h1500" svg:viewBox="0 0 1501 3501">
          <text:p text:style-name="P6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6" draw:layer="layout" svg:width="3cm" svg:height="1cm" svg:x="16cm" svg:y="2cm">
          <text:p text:style-name="P6">uuid</text:p>
          <text:p text:style-name="P28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69" draw:id="id69" draw:layer="layout" svg:width="3cm" svg:height="1cm" svg:x="16cm" svg:y="2cm">
          <text:p text:style-name="P6">uuid</text:p>
          <text:p text:style-name="P28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77" draw:id="id77" draw:layer="layout" svg:width="3cm" svg:height="1cm" svg:x="20cm" svg:y="8cm">
          <text:p text:style-name="P6">uuid</text:p>
          <text:p text:style-name="P28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70" draw:id="id70" draw:layer="layout" svg:width="3cm" svg:height="1cm" svg:x="20cm" svg:y="11cm">
          <text:p text:style-name="P6">uuid</text:p>
          <text:p text:style-name="P28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layout" svg:x1="17.5cm" svg:y1="3cm" svg:x2="20cm" svg:y2="11.5cm" draw:start-shape="id69" draw:start-glue-point="2" draw:end-shape="id70" draw:end-glue-point="5" svg:d="m17500 3000v8500h2500" svg:viewBox="0 0 2501 8501">
          <text:p/>
        </draw:connector>
        <draw:custom-shape draw:style-name="gr3" draw:text-style-name="P6" xml:id="id71" draw:id="id71" draw:layer="layout" svg:width="3cm" svg:height="1cm" svg:x="20cm" svg:y="14cm">
          <text:p text:style-name="P6">uuid</text:p>
          <text:p text:style-name="P28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layout" svg:x1="17.5cm" svg:y1="3cm" svg:x2="20cm" svg:y2="14.5cm" draw:start-shape="id69" draw:start-glue-point="6" draw:end-shape="id71" draw:end-glue-point="5" svg:d="m17500 3000v11500h2500" svg:viewBox="0 0 2501 11501">
          <text:p/>
        </draw:connector>
        <draw:custom-shape draw:style-name="gr3" draw:text-style-name="P30" xml:id="id72" draw:id="id72" draw:layer="layout" svg:width="3cm" svg:height="1cm" svg:x="22cm" svg:y="2cm">
          <text:p text:style-name="P6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layout" draw:type="curve" svg:x1="19cm" svg:y1="2.5cm" svg:x2="22cm" svg:y2="2.5cm" draw:start-shape="id69" draw:start-glue-point="7" draw:end-shape="id72" draw:end-glue-point="5" svg:d="m19000 2500h3000" svg:viewBox="0 0 3001 1">
          <text:p text:style-name="P6"><text:span text:style-name="T17">name</text:span></text:p>
        </draw:connector>
        <draw:frame draw:style-name="gr48" draw:text-style-name="P45" draw:layer="layout" svg:width="3cm" svg:height="0.973cm" svg:x="20cm" svg:y="9cm">
          <draw:text-box>
            <text:p text:style-name="P6"><text:span text:style-name="T28">No name</text:span></text:p>
          </draw:text-box>
        </draw:frame>
        <draw:custom-shape draw:style-name="gr49" draw:text-style-name="P6" xml:id="id76" draw:id="id76" draw:layer="layout" svg:width="3cm" svg:height="1cm" svg:x="12cm" svg:y="6cm">
          <text:p text:style-name="P6">chunk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78" draw:id="id78" draw:layer="layout" svg:width="3cm" svg:height="1cm" svg:x="24cm" svg:y="8cm">
          <text:p text:style-name="P6">chunk</text:p>
          <text:p text:style-name="P28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75" draw:id="id75" draw:layer="layout" svg:width="3cm" svg:height="1cm" svg:x="12cm" svg:y="8cm">
          <text:p text:style-name="P6">chunk</text:p>
          <text:p text:style-name="P28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74" draw:id="id74" draw:layer="layout" svg:width="3cm" svg:height="1cm" svg:x="12cm" svg:y="14cm">
          <text:p text:style-name="P6">chunk</text:p>
          <text:p text:style-name="P28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73" draw:id="id73" draw:layer="layout" svg:width="3cm" svg:height="1cm" svg:x="12cm" svg:y="16cm">
          <text:p text:style-name="P6">chunk</text:p>
          <text:p text:style-name="P28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6" draw:layer="layout" draw:type="line" svg:x1="8cm" svg:y1="16.5cm" svg:x2="12cm" svg:y2="16.5cm" draw:start-shape="id63" draw:start-glue-point="7" draw:end-shape="id73" draw:end-glue-point="5" svg:d="m8000 16500h4000" svg:viewBox="0 0 4001 1">
          <text:p/>
        </draw:connector>
        <draw:connector draw:style-name="gr50" draw:text-style-name="P6" draw:layer="layout" draw:type="line" svg:x1="11cm" svg:y1="14.5cm" svg:x2="12cm" svg:y2="14.5cm" draw:start-shape="id68" draw:end-shape="id74" draw:end-glue-point="5" svg:d="m11000 14500h1000" svg:viewBox="0 0 1001 1">
          <text:p/>
        </draw:connector>
        <draw:connector draw:style-name="gr50" draw:text-style-name="P6" draw:layer="layout" draw:type="line" svg:x1="11cm" svg:y1="8.5cm" svg:x2="12cm" svg:y2="8.5cm" draw:start-shape="id66" draw:start-glue-point="7" draw:end-shape="id75" svg:d="m11000 8500h1000" svg:viewBox="0 0 1001 1">
          <text:p/>
        </draw:connector>
        <draw:connector draw:style-name="gr50" draw:text-style-name="P6" draw:layer="layout" draw:type="line" svg:x1="11cm" svg:y1="6.5cm" svg:x2="12cm" svg:y2="6.5cm" draw:start-shape="id65" draw:start-glue-point="7" draw:end-shape="id76" draw:end-glue-point="5" svg:d="m11000 6500h1000" svg:viewBox="0 0 1001 1">
          <text:p/>
        </draw:connector>
        <draw:frame draw:style-name="gr48" draw:text-style-name="P45" draw:layer="layout" svg:width="3cm" svg:height="0.973cm" svg:x="20cm" svg:y="12.027cm">
          <draw:text-box>
            <text:p text:style-name="P6"><text:span text:style-name="T28">No name</text:span></text:p>
          </draw:text-box>
        </draw:frame>
        <draw:frame draw:style-name="gr48" draw:text-style-name="P45" draw:layer="layout" svg:width="3cm" svg:height="0.973cm" svg:x="20cm" svg:y="15cm">
          <draw:text-box>
            <text:p text:style-name="P6"><text:span text:style-name="T28">No name</text:span></text:p>
          </draw:text-box>
        </draw:frame>
        <draw:custom-shape draw:style-name="gr49" draw:text-style-name="P6" xml:id="id79" draw:id="id79" draw:layer="layout" svg:width="3cm" svg:height="1cm" svg:x="24cm" svg:y="11cm">
          <text:p text:style-name="P6">chunk</text:p>
          <text:p text:style-name="P28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80" draw:id="id80" draw:layer="layout" svg:width="3cm" svg:height="1cm" svg:x="24cm" svg:y="14cm">
          <text:p text:style-name="P6">chunk</text:p>
          <text:p text:style-name="P28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6" draw:layer="layout" draw:type="line" svg:x1="23cm" svg:y1="8.5cm" svg:x2="24cm" svg:y2="8.5cm" draw:start-shape="id77" draw:start-glue-point="7" draw:end-shape="id78" svg:d="m23000 8500h1000" svg:viewBox="0 0 1001 1">
          <text:p/>
        </draw:connector>
        <draw:connector draw:style-name="gr50" draw:text-style-name="P6" draw:layer="layout" draw:type="line" svg:x1="23cm" svg:y1="11.5cm" svg:x2="24cm" svg:y2="11.5cm" draw:start-shape="id70" draw:start-glue-point="7" draw:end-shape="id79" draw:end-glue-point="5" svg:d="m23000 11500h1000" svg:viewBox="0 0 1001 1">
          <text:p/>
        </draw:connector>
        <draw:connector draw:style-name="gr50" draw:text-style-name="P6" draw:layer="layout" draw:type="line" svg:x1="23cm" svg:y1="14.5cm" svg:x2="24cm" svg:y2="14.5cm" draw:start-shape="id71" draw:start-glue-point="7" draw:end-shape="id80" draw:end-glue-point="5" svg:d="m23000 14500h1000" svg:viewBox="0 0 1001 1">
          <text:p/>
        </draw:connector>
        <draw:custom-shape draw:style-name="gr51" draw:text-style-name="P46" draw:layer="layout" svg:width="4cm" svg:height="2cm" svg:x="23.5cm" svg:y="7.7cm">
          <text:p text:style-name="P28"><text:span text:style-name="T29">Resourc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46" draw:layer="layout" svg:width="4cm" svg:height="2cm" svg:x="23.5cm" svg:y="10.7cm">
          <text:p text:style-name="P28"><text:span text:style-name="T29">Resource B</text:span></text:p>
          <draw:enhanced-geometry svg:viewBox="0 0 21600 21600" draw:type="rectangle" draw:enhanced-path="M 0 0 L 21600 0 21600 21600 0 21600 0 0 Z N"/>
        </draw:custom-shape>
        <draw:custom-shape draw:style-name="gr51" draw:text-style-name="P46" draw:layer="layout" svg:width="4cm" svg:height="2cm" svg:x="23.5cm" svg:y="13.7cm">
          <text:p text:style-name="P28"><text:span text:style-name="T29">Resource C</text:span></text:p>
          <draw:enhanced-geometry svg:viewBox="0 0 21600 21600" draw:type="rectangle" draw:enhanced-path="M 0 0 L 21600 0 21600 21600 0 21600 0 0 Z N"/>
        </draw:custom-shape>
        <draw:custom-shape draw:style-name="gr51" draw:text-style-name="P46" draw:layer="layout" svg:width="4cm" svg:height="12cm" svg:x="11.5cm" svg:y="5.7cm">
          <text:p text:style-name="P28"><text:span text:style-name="T29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81" draw:id="id81" draw:layer="layout" svg:width="3cm" svg:height="1cm" svg:x="23cm" svg:y="4cm">
          <text:p text:style-name="P41"><text:span text:style-name="T21">Composit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9" draw:layer="layout" draw:type="curve" svg:x1="19cm" svg:y1="2.5cm" svg:x2="23cm" svg:y2="4.5cm" draw:start-shape="id69" draw:start-glue-point="7" draw:end-shape="id81" draw:end-glue-point="5" svg:d="m19000 2500c3001 0 1002 2000 4000 2000" svg:viewBox="0 0 4001 2001">
          <text:p text:style-name="P6"><text:span text:style-name="T17">is</text:span></text:p>
        </draw:connector>
        <draw:connector draw:style-name="gr47" draw:text-style-name="P47" draw:layer="layout" svg:x1="17.5cm" svg:y1="3cm" svg:x2="20cm" svg:y2="8.5cm" draw:start-shape="id69" draw:end-shape="id77" draw:end-glue-point="5" svg:d="m17500 3000v5500h2500" svg:viewBox="0 0 2501 5501">
          <text:p text:style-name="P41"><text:span text:style-name="T24">stripe</text:span></text:p>
          <text:p text:style-name="P41"><text:span text:style-name="T24">replicate</text:span></text:p>
          <text:p text:style-name="P41"><text:span text:style-name="T24">redundancy</text:span></text:p>
        </draw:connector>
        <draw:frame draw:style-name="gr52" draw:text-style-name="P48" draw:layer="controls" svg:width="8cm" svg:height="1.904cm" svg:x="19cm" svg:y="16cm">
          <draw:text-box>
            <text:p text:style-name="P39"><text:span text:style-name="T18">stripe: <text:s text:c="8"/></text:span><text:span text:style-name="T18"><text:tab/></text:span><text:span text:style-name="T18">length &gt; 16MB</text:span></text:p>
            <text:p text:style-name="P39"><text:span text:style-name="T18">redundancy:</text:span><text:span text:style-name="T18"><text:tab/></text:span><text:span text:style-name="T18">length &gt; 16MB</text:span></text:p>
            <text:p text:style-name="P39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6" xml:id="id82" draw:id="id82" draw:layer="layout" svg:width="3cm" svg:height="1cm" svg:x="23cm" svg:y="6cm">
          <text:p text:style-name="P41"><text:span text:style-name="T21">Simpl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9" draw:layer="layout" draw:type="curve" svg:x1="21.5cm" svg:y1="8cm" svg:x2="23cm" svg:y2="6.5cm" draw:start-shape="id77" draw:start-glue-point="4" draw:end-shape="id82" draw:end-glue-point="5" svg:d="m21500 8000c0-1000 500-1500 1500-1500" svg:viewBox="0 0 1501 1501">
          <text:p text:style-name="P6"><text:span text:style-name="T17">is</text:span></text:p>
        </draw:connector>
        <draw:custom-shape draw:style-name="gr21" draw:text-style-name="P6" xml:id="id83" draw:id="id83" draw:layer="layout" svg:width="3cm" svg:height="1cm" svg:x="11cm" svg:y="4cm">
          <text:p text:style-name="P6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9" draw:layer="layout" draw:type="curve" svg:x1="8cm" svg:y1="4.5cm" svg:x2="11cm" svg:y2="4.5cm" draw:start-shape="id64" draw:start-glue-point="7" draw:end-shape="id83" svg:d="m8000 4500h3000" svg:viewBox="0 0 3001 1">
          <text:p text:style-name="P6"><text:span text:style-name="T17">is</text:span></text:p>
        </draw:connector>
      </draw:page>
      <draw:page draw:name="page6" draw:style-name="dp1" draw:master-page-name="默认">
        <draw:custom-shape draw:style-name="gr3" draw:text-style-name="P32" xml:id="id85" draw:id="id85" draw:layer="controls" svg:width="3cm" svg:height="1cm" svg:x="8cm" svg:y="2cm">
          <text:p text:style-name="P6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84" draw:id="id84" draw:layer="controls" svg:width="3cm" svg:height="1cm" svg:x="2cm" svg:y="2cm">
          <text:p text:style-name="P6"><text:span text:style-name="T30">uuid</text:span></text:p>
          <text:p text:style-name="P28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controls" draw:type="curve" svg:x1="5cm" svg:y1="2.5cm" svg:x2="8cm" svg:y2="2.5cm" draw:start-shape="id84" draw:start-glue-point="7" draw:end-shape="id85" draw:end-glue-point="5" svg:d="m5000 2500h3000" svg:viewBox="0 0 3001 1">
          <text:p text:style-name="P6"><text:span text:style-name="T17">name</text:span></text:p>
        </draw:connector>
        <draw:custom-shape draw:style-name="gr3" draw:text-style-name="P3" xml:id="id87" draw:id="id87" draw:layer="controls" svg:width="3cm" svg:height="1cm" svg:x="5cm" svg:y="4cm">
          <text:p text:style-name="P6"><text:span text:style-name="T30">uuid</text:span></text:p>
          <text:p text:style-name="P28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86" draw:id="id86" draw:layer="controls" svg:width="3cm" svg:height="1cm" svg:x="5cm" svg:y="12cm">
          <text:p text:style-name="P6"><text:span text:style-name="T30">uuid</text:span></text:p>
          <text:p text:style-name="P28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3.5cm" svg:y1="3cm" svg:x2="5cm" svg:y2="12.5cm" draw:start-shape="id84" draw:start-glue-point="6" draw:end-shape="id86" draw:end-glue-point="5" svg:d="m3500 3000v9500h1500" svg:viewBox="0 0 1501 9501">
          <text:p/>
        </draw:connector>
        <draw:connector draw:style-name="gr47" draw:text-style-name="P33" draw:layer="controls" svg:x1="3.5cm" svg:y1="3cm" svg:x2="5cm" svg:y2="4.5cm" draw:start-shape="id84" draw:start-glue-point="6" draw:end-shape="id87" draw:end-glue-point="5" svg:d="m3500 3000v1500h1500" svg:viewBox="0 0 1501 1501">
          <text:p text:style-name="P6"><text:span text:style-name="T17">contain</text:span></text:p>
        </draw:connector>
        <draw:custom-shape draw:style-name="gr3" draw:text-style-name="P3" xml:id="id88" draw:id="id88" draw:layer="controls" svg:width="3cm" svg:height="1cm" svg:x="8cm" svg:y="6cm">
          <text:p text:style-name="P6"><text:span text:style-name="T30">uuid</text:span>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6.5cm" svg:y1="5cm" svg:x2="8cm" svg:y2="6.5cm" draw:start-shape="id87" draw:end-shape="id88" draw:end-glue-point="5" svg:d="m6500 5000v1500h1500" svg:viewBox="0 0 1501 1501">
          <text:p/>
        </draw:connector>
        <draw:custom-shape draw:style-name="gr3" draw:text-style-name="P3" xml:id="id89" draw:id="id89" draw:layer="controls" svg:width="3cm" svg:height="1cm" svg:x="8cm" svg:y="8cm">
          <text:p text:style-name="P6"><text:span text:style-name="T30">uuid</text:span></text:p>
          <text:p text:style-name="P28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6.5cm" svg:y1="5cm" svg:x2="8cm" svg:y2="8.5cm" draw:start-shape="id87" draw:start-glue-point="2" draw:end-shape="id89" draw:end-glue-point="5" svg:d="m6500 5000v3500h1500" svg:viewBox="0 0 1501 3501">
          <text:p/>
        </draw:connector>
        <draw:custom-shape draw:style-name="gr3" draw:text-style-name="P3" xml:id="id90" draw:id="id90" draw:layer="controls" svg:width="3cm" svg:height="1cm" svg:x="8cm" svg:y="14cm">
          <text:p text:style-name="P6"><text:span text:style-name="T30">uuid</text:span></text:p>
          <text:p text:style-name="P28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6.5cm" svg:y1="13cm" svg:x2="8cm" svg:y2="14.5cm" draw:start-shape="id86" draw:start-glue-point="6" draw:end-shape="id90" draw:end-glue-point="5" svg:d="m6500 13000v1500h1500" svg:viewBox="0 0 1501 1501">
          <text:p/>
        </draw:connector>
        <draw:frame draw:style-name="gr15" draw:text-style-name="P49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3" xml:id="id91" draw:id="id91" draw:layer="controls" svg:width="3cm" svg:height="1cm" svg:x="8cm" svg:y="16cm">
          <text:p text:style-name="P6"><text:span text:style-name="T30">uuid</text:span></text:p>
          <text:p text:style-name="P28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draw:layer="controls" svg:x1="6.5cm" svg:y1="13cm" svg:x2="8cm" svg:y2="16.5cm" draw:start-shape="id86" draw:start-glue-point="2" draw:end-shape="id91" draw:end-glue-point="5" svg:d="m6500 13000v3500h1500" svg:viewBox="0 0 1501 3501">
          <text:p/>
        </draw:connector>
        <draw:custom-shape draw:style-name="gr3" draw:text-style-name="P30" xml:id="id92" draw:id="id92" draw:layer="controls" svg:width="3cm" svg:height="1cm" svg:x="11cm" svg:y="4cm">
          <text:p text:style-name="P6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9" draw:layer="controls" draw:type="curve" svg:x1="8cm" svg:y1="4.5cm" svg:x2="11cm" svg:y2="4.5cm" draw:start-shape="id87" draw:start-glue-point="7" draw:end-shape="id92" draw:end-glue-point="5" svg:d="m8000 4500h3000" svg:viewBox="0 0 3001 1">
          <text:p text:style-name="P6"><text:span text:style-name="T17">name</text:span></text:p>
        </draw:connector>
        <draw:custom-shape draw:style-name="gr3" draw:text-style-name="P30" xml:id="id93" draw:id="id93" draw:layer="controls" svg:width="3cm" svg:height="1cm" svg:x="11cm" svg:y="12cm">
          <text:p text:style-name="P6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9" draw:layer="controls" draw:type="curve" svg:x1="8cm" svg:y1="12.5cm" svg:x2="11cm" svg:y2="12.5cm" draw:start-shape="id86" draw:start-glue-point="7" draw:end-shape="id93" draw:end-glue-point="5" svg:d="m8000 12500h3000" svg:viewBox="0 0 3001 1">
          <text:p text:style-name="P6"><text:span text:style-name="T17">name</text:span></text:p>
        </draw:connector>
        <draw:custom-shape draw:style-name="gr49" draw:text-style-name="P6" xml:id="id94" draw:id="id94" draw:layer="controls" svg:width="3cm" svg:height="1cm" svg:x="15cm" svg:y="6cm">
          <text:p text:style-name="P6">chunk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95" draw:id="id95" draw:layer="controls" svg:width="3cm" svg:height="1cm" svg:x="20cm" svg:y="8cm">
          <text:p text:style-name="P6">chunk</text:p>
          <text:p text:style-name="P28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6" draw:layer="controls" draw:type="line" svg:x1="11cm" svg:y1="6.5cm" svg:x2="15cm" svg:y2="6.5cm" draw:start-shape="id88" draw:start-glue-point="7" draw:end-shape="id94" svg:d="m11000 6500h4000" svg:viewBox="0 0 4001 1">
          <text:p/>
        </draw:connector>
        <draw:connector draw:style-name="gr50" draw:text-style-name="P6" draw:layer="controls" draw:type="line" svg:x1="11cm" svg:y1="8.5cm" svg:x2="20cm" svg:y2="8.5cm" draw:start-shape="id89" draw:start-glue-point="7" draw:end-shape="id95" draw:end-glue-point="5" svg:d="m11000 8500h9000" svg:viewBox="0 0 9001 1">
          <text:p/>
        </draw:connector>
        <draw:custom-shape draw:style-name="gr51" draw:text-style-name="P50" draw:layer="controls" svg:width="4cm" svg:height="10cm" svg:x="14.5cm" svg:y="5.7cm">
          <text:p text:style-name="P28"><text:span text:style-name="T29">Nod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46" draw:layer="controls" svg:width="4cm" svg:height="10cm" svg:x="19.5cm" svg:y="7.7cm">
          <text:p text:style-name="P28"><text:span text:style-name="T29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xml:id="id99" draw:id="id99" draw:layer="controls" svg:width="3cm" svg:height="1cm" svg:x="15cm" svg:y="14cm">
          <text:p text:style-name="P6">chunk</text:p>
          <text:p text:style-name="P28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100" draw:id="id100" draw:layer="controls" svg:width="3cm" svg:height="1cm" svg:x="20cm" svg:y="16cm">
          <text:p text:style-name="P6">chunk</text:p>
          <text:p text:style-name="P28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" xml:id="id97" draw:id="id97" draw:layer="controls" svg:width="3cm" svg:height="1cm" svg:x="25cm" svg:y="10cm">
          <text:p text:style-name="P6">chunk</text:p>
          <text:p text:style-name="P28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6" draw:layer="controls" draw:type="line" svg:x1="11cm" svg:y1="10.5cm" svg:x2="25cm" svg:y2="10.5cm" draw:start-shape="id96" draw:start-glue-point="7" draw:end-shape="id97" draw:end-glue-point="5" svg:d="m11000 10500h14000" svg:viewBox="0 0 14001 1">
          <text:p/>
        </draw:connector>
        <draw:custom-shape draw:style-name="gr51" draw:text-style-name="P46" draw:layer="controls" svg:width="4cm" svg:height="10cm" svg:x="24.5cm" svg:y="9.7cm">
          <text:p text:style-name="P28"><text:span text:style-name="T29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xml:id="id101" draw:id="id101" draw:layer="controls" svg:width="3cm" svg:height="1cm" svg:x="25cm" svg:y="18cm">
          <text:p text:style-name="P6">chunk</text:p>
          <text:p text:style-name="P28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96" draw:id="id96" draw:layer="controls" svg:width="3cm" svg:height="1cm" svg:x="8cm" svg:y="10cm">
          <text:p text:style-name="P6"><text:span text:style-name="T30">uuid</text:span></text:p>
          <text:p text:style-name="P28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51" draw:layer="controls" svg:x1="6.5cm" svg:y1="5cm" svg:x2="8cm" svg:y2="10.5cm" draw:start-shape="id87" draw:start-glue-point="6" draw:end-shape="id96" draw:end-glue-point="5" svg:d="m6500 5000v5500h1500" svg:viewBox="0 0 1501 5501">
          <text:p text:style-name="P41"><text:span text:style-name="T13">stripe</text:span></text:p>
          <text:p text:style-name="P41"><text:span text:style-name="T13">replication</text:span></text:p>
          <text:p text:style-name="P41"><text:span text:style-name="T13">redundancy</text:span></text:p>
        </draw:connector>
        <draw:custom-shape draw:style-name="gr3" draw:text-style-name="P3" xml:id="id98" draw:id="id98" draw:layer="controls" svg:width="3cm" svg:height="1cm" svg:x="8cm" svg:y="18cm">
          <text:p text:style-name="P6"><text:span text:style-name="T30">uuid</text:span></text:p>
          <text:p text:style-name="P28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51" draw:layer="controls" svg:x1="6.5cm" svg:y1="13cm" svg:x2="8cm" svg:y2="18.5cm" draw:start-shape="id86" draw:start-glue-point="6" draw:end-shape="id98" draw:end-glue-point="5" svg:d="m6500 13000v5500h1500" svg:viewBox="0 0 1501 5501">
          <text:p text:style-name="P41"><text:span text:style-name="T13">stripe</text:span></text:p>
          <text:p text:style-name="P41"><text:span text:style-name="T13">replication</text:span></text:p>
          <text:p text:style-name="P41"><text:span text:style-name="T13">redundancy</text:span></text:p>
        </draw:connector>
        <draw:connector draw:style-name="gr50" draw:text-style-name="P6" draw:layer="controls" draw:type="line" svg:x1="11cm" svg:y1="14.5cm" svg:x2="15cm" svg:y2="14.5cm" draw:start-shape="id90" draw:end-shape="id99" svg:d="m11000 14500h4000" svg:viewBox="0 0 4001 1">
          <text:p/>
        </draw:connector>
        <draw:connector draw:style-name="gr50" draw:text-style-name="P6" draw:layer="controls" draw:type="line" svg:x1="11cm" svg:y1="16.5cm" svg:x2="20cm" svg:y2="16.5cm" draw:start-shape="id91" draw:start-glue-point="7" draw:end-shape="id100" svg:d="m11000 16500h9000" svg:viewBox="0 0 9001 1">
          <text:p/>
        </draw:connector>
        <draw:connector draw:style-name="gr50" draw:text-style-name="P6" draw:layer="controls" draw:type="line" svg:x1="11cm" svg:y1="18.5cm" svg:x2="25cm" svg:y2="18.5cm" draw:start-shape="id98" draw:start-glue-point="7" draw:end-shape="id101" svg:d="m11000 18500h14000" svg:viewBox="0 0 14001 1">
          <text:p/>
        </draw:connector>
        <draw:frame draw:style-name="gr52" draw:text-style-name="P48" draw:layer="layout" svg:width="8cm" svg:height="1.904cm" svg:x="20cm" svg:y="2.996cm">
          <draw:text-box>
            <text:p text:style-name="P39"><text:span text:style-name="T18">stripe: <text:s text:c="8"/></text:span><text:span text:style-name="T18"><text:tab/></text:span><text:span text:style-name="T18">length &gt; 16MB</text:span></text:p>
            <text:p text:style-name="P39"><text:span text:style-name="T18">redundancy:</text:span><text:span text:style-name="T18"><text:tab/></text:span><text:span text:style-name="T18">length &gt; 16MB</text:span></text:p>
            <text:p text:style-name="P39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3" draw:text-style-name="P6" draw:layer="layout" svg:x1="15cm" svg:y1="2cm" svg:x2="15cm" svg:y2="18.1cm">
          <text:p/>
        </draw:line>
        <draw:frame draw:style-name="gr15" draw:text-style-name="P49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32" xml:id="id103" draw:id="id103" draw:layer="layout" svg:width="3cm" svg:height="1cm" svg:x="8cm" svg:y="2cm">
          <text:p text:style-name="P6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102" draw:id="id102" draw:layer="layout" svg:width="3cm" svg:height="1cm" svg:x="2cm" svg:y="2cm">
          <text:p text:style-name="P6"><text:span text:style-name="T30">uuid</text:span></text:p>
          <text:p text:style-name="P28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layout" draw:type="curve" svg:x1="5cm" svg:y1="2.5cm" svg:x2="8cm" svg:y2="2.5cm" draw:start-shape="id102" draw:start-glue-point="7" draw:end-shape="id103" draw:end-glue-point="5" svg:d="m5000 2500h3000" svg:viewBox="0 0 3001 1">
          <text:p text:style-name="P6"><text:span text:style-name="T17">name</text:span></text:p>
        </draw:connector>
        <draw:custom-shape draw:style-name="gr45" draw:text-style-name="P3" xml:id="id106" draw:id="id106" draw:layer="layout" svg:width="3cm" svg:height="1cm" svg:x="5cm" svg:y="5cm">
          <text:p text:style-name="P6"><text:span text:style-name="T30">uuid</text:span></text:p>
          <text:p text:style-name="P28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105" draw:id="id105" draw:layer="layout" svg:width="3cm" svg:height="1cm" svg:x="22cm" svg:y="5cm">
          <text:p text:style-name="P6"><text:span text:style-name="T30">uuid</text:span></text:p>
          <text:p text:style-name="P28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33" draw:layer="layout" svg:x1="26.5cm" svg:y1="3cm" svg:x2="25cm" svg:y2="5.5cm" draw:start-shape="id104" draw:start-glue-point="6" draw:end-shape="id105" draw:end-glue-point="7" svg:d="m26500 3000v2500h-1500" svg:viewBox="0 0 1501 2501">
          <text:p text:style-name="P6"><text:span text:style-name="T17">contain</text:span></text:p>
        </draw:connector>
        <draw:connector draw:style-name="gr47" draw:text-style-name="P33" draw:layer="layout" svg:x1="3.5cm" svg:y1="3cm" svg:x2="5cm" svg:y2="5.5cm" draw:start-shape="id102" draw:start-glue-point="6" draw:end-shape="id106" draw:end-glue-point="5" svg:d="m3500 3000v2500h1500" svg:viewBox="0 0 1501 2501">
          <text:p text:style-name="P6"><text:span text:style-name="T17">contain</text:span></text:p>
        </draw:connector>
        <draw:custom-shape draw:style-name="gr3" draw:text-style-name="P3" xml:id="id107" draw:id="id107" draw:layer="layout" svg:width="3cm" svg:height="1cm" svg:x="8cm" svg:y="7cm">
          <text:p text:style-name="P6"><text:span text:style-name="T30">uuid</text:span>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33" xml:id="id108" draw:id="id108" draw:layer="layout" svg:x1="6.5cm" svg:y1="6cm" svg:x2="8cm" svg:y2="7.5cm" draw:start-shape="id106" draw:end-shape="id107" draw:end-glue-point="5" svg:d="m6500 6000v1500h1500" svg:viewBox="0 0 1501 1501">
          <text:p text:style-name="P6"><text:span text:style-name="T17">contain</text:span></text:p>
        </draw:connector>
        <draw:custom-shape draw:style-name="gr3" draw:text-style-name="P3" xml:id="id109" draw:id="id109" draw:layer="layout" svg:width="3cm" svg:height="1cm" svg:x="8cm" svg:y="9cm">
          <text:p text:style-name="P6"><text:span text:style-name="T30">uuid</text:span></text:p>
          <text:p text:style-name="P28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xml:id="id112" draw:id="id112" draw:layer="layout" svg:x1="6.5cm" svg:y1="7.5cm" svg:x2="8cm" svg:y2="9.5cm" draw:start-shape="id108" draw:start-glue-point="0" draw:end-shape="id109" draw:end-glue-point="5" svg:d="m6500 7500v2000h1500" svg:viewBox="0 0 1501 2001">
          <text:p/>
        </draw:connector>
        <draw:custom-shape draw:style-name="gr3" draw:text-style-name="P3" xml:id="id116" draw:id="id116" draw:layer="layout" svg:width="3cm" svg:height="1cm" svg:x="19cm" svg:y="8cm">
          <text:p text:style-name="P6"><text:span text:style-name="T30">uuid</text:span></text:p>
          <text:p text:style-name="P28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0" xml:id="id110" draw:id="id110" draw:layer="layout" svg:width="3cm" svg:height="1cm" svg:x="11cm" svg:y="5cm">
          <text:p text:style-name="P6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9" draw:layer="layout" draw:type="curve" svg:x1="8cm" svg:y1="5.5cm" svg:x2="11cm" svg:y2="5.5cm" draw:start-shape="id106" draw:start-glue-point="7" draw:end-shape="id110" draw:end-glue-point="5" svg:d="m8000 5500h3000" svg:viewBox="0 0 3001 1">
          <text:p text:style-name="P6"><text:span text:style-name="T17">name</text:span></text:p>
        </draw:connector>
        <draw:custom-shape draw:style-name="gr3" draw:text-style-name="P30" xml:id="id111" draw:id="id111" draw:layer="layout" svg:width="3cm" svg:height="1cm" svg:x="16cm" svg:y="5cm">
          <text:p text:style-name="P6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9" draw:layer="layout" draw:type="curve" svg:x1="22cm" svg:y1="5.5cm" svg:x2="19cm" svg:y2="5.5cm" draw:start-shape="id105" draw:start-glue-point="3" draw:end-shape="id111" svg:d="m22000 5500h-3000" svg:viewBox="0 0 3001 1">
          <text:p text:style-name="P6"><text:span text:style-name="T17">name</text:span></text:p>
        </draw:connector>
        <draw:custom-shape draw:style-name="gr3" draw:text-style-name="P3" xml:id="id113" draw:id="id113" draw:layer="layout" svg:width="3cm" svg:height="1cm" svg:x="8cm" svg:y="11cm">
          <text:p text:style-name="P6"><text:span text:style-name="T30">uuid</text:span></text:p>
          <text:p text:style-name="P28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51" draw:layer="layout" svg:x1="6.5cm" svg:y1="9.5cm" svg:x2="8cm" svg:y2="11.5cm" draw:start-shape="id112" draw:start-glue-point="0" draw:end-shape="id113" draw:end-glue-point="5" svg:d="m6500 9500v2000h1500" svg:viewBox="0 0 1501 2001">
          <text:p/>
        </draw:connector>
        <draw:connector draw:style-name="gr46" draw:text-style-name="P51" xml:id="id124" draw:id="id124" draw:layer="layout" svg:x1="23.5cm" svg:y1="8.5cm" svg:x2="14cm" svg:y2="13.5cm" draw:start-shape="id114" draw:start-glue-point="0" draw:end-shape="id115" draw:end-glue-point="7" svg:d="m23500 8500v5000h-9500" svg:viewBox="0 0 9501 5001">
          <text:p/>
        </draw:connector>
        <draw:connector draw:style-name="gr47" draw:text-style-name="P33" xml:id="id114" draw:id="id114" draw:layer="layout" svg:x1="23.5cm" svg:y1="6cm" svg:x2="22cm" svg:y2="8.5cm" draw:start-shape="id105" draw:start-glue-point="6" draw:end-shape="id116" draw:end-glue-point="7" svg:d="m23500 6000v2500h-1500" svg:viewBox="0 0 1501 2501">
          <text:p text:style-name="P6"><text:span text:style-name="T17">contain</text:span></text:p>
        </draw:connector>
        <draw:custom-shape draw:style-name="gr3" draw:text-style-name="P32" xml:id="id117" draw:id="id117" draw:layer="layout" svg:width="3cm" svg:height="1cm" svg:x="19cm" svg:y="2cm">
          <text:p text:style-name="P6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" xml:id="id104" draw:id="id104" draw:layer="layout" svg:width="3cm" svg:height="1cm" svg:x="25cm" svg:y="2cm">
          <text:p text:style-name="P6"><text:span text:style-name="T30">uuid</text:span></text:p>
          <text:p text:style-name="P28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9" draw:layer="layout" draw:type="curve" svg:x1="25cm" svg:y1="2.5cm" svg:x2="22cm" svg:y2="2.5cm" draw:start-shape="id104" draw:end-shape="id117" draw:end-glue-point="1" svg:d="m25000 2500h-3000" svg:viewBox="0 0 3001 1">
          <text:p text:style-name="P6"><text:span text:style-name="T17">name</text:span></text:p>
        </draw:connector>
        <draw:custom-shape draw:style-name="gr3" draw:text-style-name="P3" xml:id="id115" draw:id="id115" draw:layer="layout" svg:width="3cm" svg:height="1cm" svg:x="11cm" svg:y="13cm">
          <text:p text:style-name="P6"><text:span text:style-name="T30">uuid</text:span></text:p>
          <text:p text:style-name="P28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33" xml:id="id118" draw:id="id118" draw:layer="layout" svg:x1="9.5cm" svg:y1="12cm" svg:x2="11cm" svg:y2="13.5cm" draw:start-shape="id113" draw:start-glue-point="6" draw:end-shape="id115" draw:end-glue-point="5" svg:d="m9500 12000v1500h1500" svg:viewBox="0 0 1501 1501">
          <text:p text:style-name="P6"><text:span text:style-name="T17">relation_A</text:span></text:p>
          <text:p text:style-name="P6"><text:span text:style-name="T17"/></text:p>
        </draw:connector>
        <draw:custom-shape draw:style-name="gr3" draw:text-style-name="P3" xml:id="id119" draw:id="id119" draw:layer="layout" svg:width="3cm" svg:height="1cm" svg:x="11cm" svg:y="15cm">
          <text:p text:style-name="P6"><text:span text:style-name="T30">uuid</text:span></text:p>
          <text:p text:style-name="P28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33" xml:id="id120" draw:id="id120" draw:layer="layout" svg:x1="9.5cm" svg:y1="13.5cm" svg:x2="11cm" svg:y2="15.5cm" draw:start-shape="id118" draw:start-glue-point="0" draw:end-shape="id119" draw:end-glue-point="5" svg:d="m9500 13500v2000h1500" svg:viewBox="0 0 1501 2001">
          <text:p/>
        </draw:connector>
        <draw:custom-shape draw:style-name="gr3" draw:text-style-name="P3" xml:id="id121" draw:id="id121" draw:layer="layout" svg:width="3cm" svg:height="1cm" svg:x="11cm" svg:y="17cm">
          <text:p text:style-name="P6"><text:span text:style-name="T30">uuid</text:span></text:p>
          <text:p text:style-name="P28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51" draw:layer="layout" svg:x1="9.5cm" svg:y1="15.5cm" svg:x2="11cm" svg:y2="17.5cm" draw:start-shape="id120" draw:start-glue-point="0" draw:end-shape="id121" draw:end-glue-point="5" svg:d="m9500 15500v2000h1500" svg:viewBox="0 0 1501 2001">
          <text:p/>
        </draw:connector>
        <draw:connector draw:style-name="gr22" draw:text-style-name="P29" draw:layer="layout" draw:type="curve" svg:x1="9.5cm" svg:y1="11cm" svg:x2="13.5cm" svg:y2="10cm" draw:start-shape="id113" draw:start-glue-point="4" draw:end-shape="id122" draw:end-glue-point="5" svg:d="m9500 11000c0-667 1333-1000 4000-1000" svg:viewBox="0 0 4001 1001">
          <text:p text:style-name="P6"><text:span text:style-name="T17">is</text:span></text:p>
        </draw:connector>
        <draw:custom-shape draw:style-name="gr21" draw:text-style-name="P6" xml:id="id122" draw:id="id122" draw:layer="layout" svg:width="3cm" svg:height="1cm" svg:x="13.5cm" svg:y="9.5cm">
          <text:p text:style-name="P41"><text:span text:style-name="T21">Composite</text:span></text:p>
          <text:p text:style-name="P6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9" draw:layer="layout" draw:type="curve" svg:x1="20.5cm" svg:y1="9cm" svg:x2="16.5cm" svg:y2="10cm" draw:start-shape="id116" draw:start-glue-point="6" draw:end-shape="id122" draw:end-glue-point="7" svg:d="m20500 9000c0 667-1333 1000-4000 1000" svg:viewBox="0 0 4001 1001">
          <text:p text:style-name="P6"><text:span text:style-name="T17">is</text:span></text:p>
        </draw:connector>
        <draw:connector draw:style-name="gr54" draw:text-style-name="P33" draw:layer="layout" svg:x1="12cm" svg:y1="8.5cm" svg:x2="19cm" svg:y2="8.5cm" draw:start-shape="id123" draw:start-glue-point="0" draw:end-shape="id116" draw:end-glue-point="5" svg:d="m12000 8500h7000" svg:viewBox="0 0 7001 1">
          <text:p text:style-name="P6"><text:span text:style-name="T17">relation_B</text:span></text:p>
          <text:p text:style-name="P6"><text:span text:style-name="T17"/></text:p>
        </draw:connector>
        <draw:connector draw:style-name="gr55" draw:text-style-name="P51" xml:id="id123" draw:id="id123" draw:layer="layout" draw:line-skew="0.498cm" svg:x1="11cm" svg:y1="9.5cm" svg:x2="11cm" svg:y2="7.5cm" draw:start-shape="id109" draw:start-glue-point="7" draw:end-shape="id107" draw:end-glue-point="7" svg:d="m11000 9500h1000v-2000h-1000" svg:viewBox="0 0 1001 2001">
          <text:p/>
        </draw:connector>
        <draw:connector draw:style-name="gr46" draw:text-style-name="P51" xml:id="id125" draw:id="id125" draw:layer="layout" svg:x1="23.5cm" svg:y1="13.5cm" svg:x2="14cm" svg:y2="15.5cm" draw:start-shape="id124" draw:start-glue-point="0" draw:end-shape="id119" draw:end-glue-point="7" svg:d="m23500 13500v2000h-9500" svg:viewBox="0 0 9501 2001">
          <text:p/>
        </draw:connector>
        <draw:connector draw:style-name="gr46" draw:text-style-name="P51" draw:layer="layout" svg:x1="23.5cm" svg:y1="15.5cm" svg:x2="14cm" svg:y2="17.5cm" draw:start-shape="id125" draw:start-glue-point="0" draw:end-shape="id121" draw:end-glue-point="7" svg:d="m23500 15500v2000h-9500" svg:viewBox="0 0 9501 2001">
          <text:p/>
        </draw:connector>
        <draw:frame draw:style-name="gr29" draw:text-style-name="P31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31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6" draw:text-style-name="P52" draw:layer="layout" svg:width="7cm" svg:height="1.907cm" svg:x="21cm" svg:y="18cm">
          <draw:text-box>
            <text:p text:style-name="P41"><text:span text:style-name="T31">e.g.</text:span><text:span text:style-name="T22"> for composite as ‘tar’ package, relation_A/B = ‘stripe’.</text:span></text:p>
            <text:p text:style-name="P41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7" draw:text-style-name="P53" draw:layer="layout" svg:width="3cm" svg:height="1cm" svg:x="12cm" svg:y="2cm">
          <draw:text-box>
            <text:p><text:span text:style-name="T32">REST</text:span></text:p>
          </draw:text-box>
        </draw:frame>
        <draw:line draw:style-name="gr58" draw:text-style-name="P6" draw:layer="layout" svg:x1="15cm" svg:y1="2cm" svg:x2="15cm" svg:y2="18cm">
          <text:p/>
        </draw:line>
        <draw:frame draw:style-name="gr57" draw:text-style-name="P53" draw:layer="layout" svg:width="4cm" svg:height="1cm" svg:x="15cm" svg:y="2cm">
          <draw:text-box>
            <text:p><text:span text:style-name="T32">SPARQL</text:span></text:p>
          </draw:text-box>
        </draw:frame>
        <draw:frame draw:style-name="gr59" draw:text-style-name="P54" draw:layer="layout" svg:width="12cm" svg:height="3cm" svg:x="2cm" svg:y="5cm">
          <draw:text-box>
            <text:p><text:span text:style-name="T33">get</text:span></text:p>
          </draw:text-box>
        </draw:frame>
        <draw:frame draw:style-name="gr60" draw:text-style-name="P54" draw:layer="layout" svg:width="12cm" svg:height="3cm" svg:x="2cm" svg:y="8cm">
          <draw:text-box>
            <text:p><text:span text:style-name="T33">put</text:span></text:p>
          </draw:text-box>
        </draw:frame>
        <draw:frame draw:style-name="gr59" draw:text-style-name="P54" draw:layer="layout" svg:width="12cm" svg:height="3cm" svg:x="2cm" svg:y="11cm">
          <draw:text-box>
            <text:p><text:span text:style-name="T33">delete</text:span></text:p>
          </draw:text-box>
        </draw:frame>
        <draw:frame draw:style-name="gr60" draw:text-style-name="P54" draw:layer="layout" svg:width="12cm" svg:height="3cm" svg:x="2cm" svg:y="14cm">
          <draw:text-box>
            <text:p><text:span text:style-name="T33">head</text:span></text:p>
          </draw:text-box>
        </draw:frame>
        <draw:frame draw:style-name="gr61" draw:text-style-name="P55" draw:layer="layout" svg:width="4.5cm" svg:height="13cm" svg:x="4cm" svg:y="4cm">
          <draw:text-box>
            <text:p><text:span text:style-name="T34">bucket</text:span></text:p>
          </draw:text-box>
        </draw:frame>
        <draw:frame draw:style-name="gr61" draw:text-style-name="P55" draw:layer="layout" svg:width="4.5cm" svg:height="13cm" svg:x="9cm" svg:y="4cm">
          <draw:text-box>
            <text:p><text:span text:style-name="T34">object</text:span></text:p>
          </draw:text-box>
        </draw:frame>
        <draw:frame draw:style-name="gr62" draw:text-style-name="P56" draw:layer="layout" svg:width="4.5cm" svg:height="3cm" svg:x="4cm" svg:y="5cm">
          <draw:text-box>
            <text:p><text:span text:style-name="T14">ls [bucket]</text:span></text:p>
            <text:p><text:span text:style-name="T29">(get [*] [stat])</text:span></text:p>
            <text:p><text:span text:style-name="T29"/></text:p>
            <text:p><text:span text:style-name="T14">get [bucket] [stat]</text:span></text:p>
          </draw:text-box>
        </draw:frame>
        <draw:frame draw:style-name="gr62" draw:text-style-name="P56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2" draw:text-style-name="P56" draw:layer="layout" svg:width="4.5cm" svg:height="3cm" svg:x="4cm" svg:y="8cm">
          <draw:text-box>
            <text:p><text:span text:style-name="T14">create [bucket]</text:span></text:p>
            <text:p><text:span text:style-name="T29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2" draw:text-style-name="P56" draw:layer="layout" svg:width="4.5cm" svg:height="3cm" svg:x="9cm" svg:y="8cm">
          <draw:text-box>
            <text:p><text:span text:style-name="T14">create [object]</text:span></text:p>
            <text:p><text:span text:style-name="T29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2" draw:text-style-name="P56" draw:layer="layout" svg:width="4.5cm" svg:height="3cm" svg:x="4cm" svg:y="11cm">
          <draw:text-box>
            <text:p><text:span text:style-name="T14">delete [bucket]</text:span></text:p>
            <text:p><text:span text:style-name="T29">(update [bucket])</text:span></text:p>
          </draw:text-box>
        </draw:frame>
        <draw:frame draw:style-name="gr62" draw:text-style-name="P56" draw:layer="layout" svg:width="4.5cm" svg:height="3cm" svg:x="9cm" svg:y="11cm">
          <draw:text-box>
            <text:p><text:span text:style-name="T14">delete [object]</text:span></text:p>
            <text:p><text:span text:style-name="T29">(update [bucket])</text:span></text:p>
          </draw:text-box>
        </draw:frame>
        <draw:frame draw:style-name="gr62" draw:text-style-name="P56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2" draw:text-style-name="P56" draw:layer="layout" svg:width="4.5cm" svg:height="3cm" svg:x="9cm" svg:y="14cm">
          <draw:text-box>
            <text:p><text:span text:style-name="T14">exist [object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4:55:53.30</meta:creation-date>
    <dc:date>2013-02-04T17:27:12.93</dc:date>
    <meta:editing-duration>PT6M56S</meta:editing-duration>
    <meta:editing-cycles>4</meta:editing-cycles>
    <meta:generator>LibreOffice/3.6$Windows_x86 LibreOffice_project/5b93205-6e6b3fc-7830f6d-c08ad66-1d9bf4</meta:generator>
    <meta:document-statistic meta:object-count="340"/>
  </office:meta>
</office:document-meta>
</file>